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வன் (சுந்தரம். கே. எஸ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்வாக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28:33.655510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19T16:28:57.374653691</dc:date>
    <meta:editing-duration>PT5H1M54S</meta:editing-duration>
    <meta:editing-cycles>72</meta:editing-cycles>
    <meta:document-statistic meta:table-count="1" meta:cell-count="86" meta:object-count="0"/>
  </office:meta>
</office:document-meta>
</file>